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ins</text:p>
      <text:p text:style-name="P6">time limit per test</text:p>
      <text:p text:style-name="P7">2 seconds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In Berland, there are two types of coins, having denominations of <text:bookmark text:name="MathJax-Element-1-Frame"/><text:bookmark text:name="MathJax-Span-1"/><text:bookmark text:name="MathJax-Span-2"/><text:bookmark text:name="MathJax-Span-3"/><text:span text:style-name="T1">2</text:span><text:span text:style-name="T3">2</text:span> and <text:bookmark text:name="MathJax-Element-2-Frame"/><text:bookmark text:name="MathJax-Span-4"/><text:bookmark text:name="MathJax-Span-5"/><text:bookmark text:name="MathJax-Span-6"/><text:span text:style-name="T4">k</text:span><text:span text:style-name="T3">�</text:span> burles.</text:p>
      <text:p text:style-name="P9">Your task is to determine whether it is possible to represent <text:bookmark text:name="MathJax-Element-3-Frame"/><text:bookmark text:name="MathJax-Span-7"/><text:bookmark text:name="MathJax-Span-8"/><text:bookmark text:name="MathJax-Span-9"/><text:span text:style-name="T4">n</text:span><text:span text:style-name="T3">�</text:span> burles in coins, i. e. whether there exist non-negative integers <text:bookmark text:name="MathJax-Element-4-Frame"/><text:bookmark text:name="MathJax-Span-10"/><text:bookmark text:name="MathJax-Span-11"/><text:bookmark text:name="MathJax-Span-12"/><text:span text:style-name="T4">x</text:span><text:span text:style-name="T3">�</text:span> and <text:bookmark text:name="MathJax-Element-5-Frame"/><text:bookmark text:name="MathJax-Span-13"/><text:bookmark text:name="MathJax-Span-14"/><text:bookmark text:name="MathJax-Span-15"/><text:span text:style-name="T4">y</text:span><text:span text:style-name="T3">�</text:span> such that <text:bookmark text:name="MathJax-Element-6-Frame"/><text:bookmark text:name="MathJax-Span-16"/><text:bookmark text:name="MathJax-Span-17"/><text:bookmark text:name="MathJax-Span-18"/><text:span text:style-name="T1">2</text:span><text:bookmark text:name="MathJax-Span-19"/><text:span text:style-name="T5">⋅</text:span><text:bookmark text:name="MathJax-Span-20"/><text:span text:style-name="T4">x</text:span><text:bookmark text:name="MathJax-Span-21"/><text:span text:style-name="T1">+</text:span><text:bookmark text:name="MathJax-Span-22"/><text:span text:style-name="T4">k</text:span><text:bookmark text:name="MathJax-Span-23"/><text:span text:style-name="T5">⋅</text:span><text:bookmark text:name="MathJax-Span-24"/><text:span text:style-name="T4">y</text:span><text:bookmark text:name="MathJax-Span-25"/><text:span text:style-name="T1">=</text:span><text:bookmark text:name="MathJax-Span-26"/><text:span text:style-name="T4">n</text:span><text:span text:style-name="T3">2⋅�+�⋅�=�</text:span>.</text:p>
      <text:p text:style-name="P11">Input</text:p>
      <text:p text:style-name="P9">The first line contains a single integer <text:bookmark text:name="MathJax-Element-7-Frame"/><text:bookmark text:name="MathJax-Span-27"/><text:bookmark text:name="MathJax-Span-28"/><text:bookmark text:name="MathJax-Span-29"/><text:span text:style-name="T4">t</text:span><text:span text:style-name="T3">�</text:span> (<text:bookmark text:name="MathJax-Element-8-Frame"/><text:bookmark text:name="MathJax-Span-30"/><text:bookmark text:name="MathJax-Span-31"/><text:bookmark text:name="MathJax-Span-32"/><text:span text:style-name="T1">1</text:span><text:bookmark text:name="MathJax-Span-33"/><text:span text:style-name="T5">≤</text:span><text:bookmark text:name="MathJax-Span-34"/><text:span text:style-name="T4">t</text:span><text:bookmark text:name="MathJax-Span-35"/><text:span text:style-name="T5">≤</text:span><text:bookmark text:name="MathJax-Span-36"/><text:bookmark text:name="MathJax-Span-37"/><text:span text:style-name="T1">10</text:span><text:bookmark text:name="MathJax-Span-38"/><text:span text:style-name="T2">4</text:span><text:span text:style-name="T3">1≤�≤104</text:span>) — the number of test cases.</text:p>
      <text:p text:style-name="P9">The only line of each test case contains two integers <text:bookmark text:name="MathJax-Element-9-Frame"/><text:bookmark text:name="MathJax-Span-39"/><text:bookmark text:name="MathJax-Span-40"/><text:bookmark text:name="MathJax-Span-41"/><text:span text:style-name="T4">n</text:span><text:span text:style-name="T3">�</text:span> and <text:bookmark text:name="MathJax-Element-10-Frame"/><text:bookmark text:name="MathJax-Span-42"/><text:bookmark text:name="MathJax-Span-43"/><text:bookmark text:name="MathJax-Span-44"/><text:span text:style-name="T4">k</text:span><text:span text:style-name="T3">�</text:span> (<text:bookmark text:name="MathJax-Element-11-Frame"/><text:bookmark text:name="MathJax-Span-45"/><text:bookmark text:name="MathJax-Span-46"/><text:bookmark text:name="MathJax-Span-47"/><text:span text:style-name="T1">1</text:span><text:bookmark text:name="MathJax-Span-48"/><text:span text:style-name="T5">≤</text:span><text:bookmark text:name="MathJax-Span-49"/><text:span text:style-name="T4">k</text:span><text:bookmark text:name="MathJax-Span-50"/><text:span text:style-name="T5">≤</text:span><text:bookmark text:name="MathJax-Span-51"/><text:span text:style-name="T4">n</text:span><text:bookmark text:name="MathJax-Span-52"/><text:span text:style-name="T5">≤</text:span><text:bookmark text:name="MathJax-Span-53"/><text:bookmark text:name="MathJax-Span-54"/><text:span text:style-name="T1">10</text:span><text:bookmark text:name="MathJax-Span-55"/><text:bookmark text:name="MathJax-Span-56"/><text:bookmark text:name="MathJax-Span-57"/><text:span text:style-name="T2">18</text:span><text:span text:style-name="T3">1≤�≤�≤1018</text:span>; <text:bookmark text:name="MathJax-Element-12-Frame"/><text:bookmark text:name="MathJax-Span-58"/><text:bookmark text:name="MathJax-Span-59"/><text:bookmark text:name="MathJax-Span-60"/><text:span text:style-name="T4">k</text:span><text:bookmark text:name="MathJax-Span-61"/><text:span text:style-name="T5">≠</text:span><text:bookmark text:name="MathJax-Span-62"/><text:span text:style-name="T1">2</text:span><text:span text:style-name="T3">�≠2</text:span>).</text:p>
      <text:p text:style-name="P11">Output</text:p>
      <text:p text:style-name="P9">For each test case, print <text:span text:style-name="T6">YES</text:span> if it is possible to represent <text:bookmark text:name="MathJax-Element-13-Frame"/><text:bookmark text:name="MathJax-Span-63"/><text:bookmark text:name="MathJax-Span-64"/><text:bookmark text:name="MathJax-Span-65"/><text:span text:style-name="T4">n</text:span><text:span text:style-name="T3">�</text:span> burles in coins; otherwise, print <text:span text:style-name="T6">NO</text:span>. You may print each letter in any case (<text:span text:style-name="T6">YES</text:span>, <text:span text:style-name="T6">yes</text:span>, <text:span text:style-name="T6">Yes</text:span> will all be recognized as positive answer, <text:span text:style-name="T6">NO</text:span>, <text:span text:style-name="T6">no</text:span> and <text:span text:style-name="T6">nO</text:span> will all be recognized as negative answer).</text:p>
      <text:p text:style-name="P10">Example</text:p>
      <text:p text:style-name="P12">input</text:p>
      <text:section text:style-name="Sect1" text:name="id009689746695164931">
        <text:p text:style-name="P13">Copy</text:p>
      </text:section>
      <text:p text:style-name="P1"><text:bookmark text:name="id0031655899293967926"/>4</text:p>
      <text:p text:style-name="P4">5 3</text:p>
      <text:p text:style-name="P1">6 1</text:p>
      <text:p text:style-name="P4">7 4</text:p>
      <text:p text:style-name="P1">8 8</text:p>
      <text:p text:style-name="P12">output</text:p>
      <text:section text:style-name="Sect1" text:name="id004438176931212503">
        <text:p text:style-name="P13">Copy</text:p>
      </text:section>
      <text:p text:style-name="P2"><text:bookmark text:name="id0018449586920894823"/>YES</text:p>
      <text:p text:style-name="P3">YES</text:p>
      <text:p text:style-name="P3">NO</text:p>
      <text:p text:style-name="P3">YES</text:p>
      <text:p text:style-name="P11">Note</text:p>
      <text:p text:style-name="P9">In the first test case, you can take one coin with denomination <text:bookmark text:name="MathJax-Element-14-Frame"/><text:bookmark text:name="MathJax-Span-66"/><text:bookmark text:name="MathJax-Span-67"/><text:bookmark text:name="MathJax-Span-68"/><text:span text:style-name="T1">2</text:span><text:span text:style-name="T3">2</text:span> and one coin with denomination <text:bookmark text:name="MathJax-Element-15-Frame"/><text:bookmark text:name="MathJax-Span-69"/><text:bookmark text:name="MathJax-Span-70"/><text:bookmark text:name="MathJax-Span-71"/><text:span text:style-name="T4">k</text:span><text:bookmark text:name="MathJax-Span-72"/><text:span text:style-name="T1">=</text:span><text:bookmark text:name="MathJax-Span-73"/><text:span text:style-name="T1">3</text:span><text:span text:style-name="T3">�=3</text:span>.</text:p>
      <text:p text:style-name="P9">In the second test case, you can take three coins with denomination <text:bookmark text:name="MathJax-Element-16-Frame"/><text:bookmark text:name="MathJax-Span-74"/><text:bookmark text:name="MathJax-Span-75"/><text:bookmark text:name="MathJax-Span-76"/><text:span text:style-name="T1">2</text:span><text:span text:style-name="T3">2</text:span>. Alternatively, you can take six coins with denomination <text:bookmark text:name="MathJax-Element-17-Frame"/><text:bookmark text:name="MathJax-Span-77"/><text:bookmark text:name="MathJax-Span-78"/><text:bookmark text:name="MathJax-Span-79"/><text:span text:style-name="T4">k</text:span><text:bookmark text:name="MathJax-Span-80"/><text:span text:style-name="T1">=</text:span><text:bookmark text:name="MathJax-Span-81"/><text:span text:style-name="T1">1</text:span><text:span text:style-name="T3">�=1</text:span>.</text:p>
      <text:p text:style-name="P9">In the third test case, there is no way to represent <text:bookmark text:name="MathJax-Element-18-Frame"/><text:bookmark text:name="MathJax-Span-82"/><text:bookmark text:name="MathJax-Span-83"/><text:bookmark text:name="MathJax-Span-84"/><text:span text:style-name="T1">7</text:span><text:span text:style-name="T3">7</text:span> burles.</text:p>
      <text:p text:style-name="P9">In the fourth test case, you can take one coin with denomination <text:bookmark text:name="MathJax-Element-19-Frame"/><text:bookmark text:name="MathJax-Span-85"/><text:bookmark text:name="MathJax-Span-86"/><text:bookmark text:name="MathJax-Span-87"/><text:span text:style-name="T4">k</text:span><text:bookmark text:name="MathJax-Span-88"/><text:span text:style-name="T1">=</text:span><text:bookmark text:name="MathJax-Span-89"/><text:span text:style-name="T1">8</text:span><text:span text:style-name="T3">�=8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08:09:04.391000000</dc:date>
    <meta:editing-duration>PT5S</meta:editing-duration>
    <meta:editing-cycles>1</meta:editing-cycles>
    <meta:document-statistic meta:table-count="0" meta:image-count="0" meta:object-count="0" meta:page-count="1" meta:paragraph-count="35" meta:word-count="227" meta:character-count="1237" meta:non-whitespace-character-count="1044"/>
    <meta:generator>LibreOffice/7.2.2.2$Windows_X86_64 LibreOffice_project/02b2acce88a210515b4a5bb2e46cbfb63fe97d56</meta:generator>
  </office:meta>
</office:document-meta>
</file>